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5pt" style:text-underline-style="solid" style:text-underline-width="auto" style:text-underline-color="font-color" officeooo:rsid="000223f7" officeooo:paragraph-rsid="000223f7" style:font-size-asian="15pt" style:font-size-complex="15pt"/>
    </style:style>
    <style:style style:name="P2" style:family="paragraph" style:parent-style-name="Standard" style:list-style-name="L1">
      <style:text-properties fo:font-size="12pt" style:text-underline-style="none" officeooo:rsid="000223f7" officeooo:paragraph-rsid="000223f7" style:font-size-asian="10.5pt" style:font-size-complex="12pt"/>
    </style:style>
    <style:style style:name="P3" style:family="paragraph" style:parent-style-name="Standard" style:list-style-name="L1">
      <style:text-properties fo:font-size="12pt" style:text-underline-style="solid" style:text-underline-width="auto" style:text-underline-color="font-color" officeooo:rsid="000223f7" officeooo:paragraph-rsid="000223f7" style:font-size-asian="10.5pt" style:font-size-complex="12pt"/>
    </style:style>
    <style:style style:name="P4" style:family="paragraph" style:parent-style-name="Standard" style:list-style-name="L1">
      <style:text-properties fo:font-size="12pt" style:text-underline-style="solid" style:text-underline-width="auto" style:text-underline-color="font-color" officeooo:rsid="0004cbdd" officeooo:paragraph-rsid="0004cbdd" style:font-size-asian="10.5pt" style:font-size-complex="12pt"/>
    </style:style>
    <style:style style:name="P5" style:family="paragraph" style:parent-style-name="Standard">
      <style:text-properties fo:font-size="12pt" style:text-underline-style="solid" style:text-underline-width="auto" style:text-underline-color="font-color" officeooo:rsid="0004cbdd" officeooo:paragraph-rsid="0004cbdd" style:font-size-asian="10.5pt" style:font-size-complex="12pt"/>
    </style:style>
    <style:style style:name="P6" style:family="paragraph" style:parent-style-name="Standard">
      <style:text-properties fo:font-size="12pt" style:text-underline-style="solid" style:text-underline-width="auto" style:text-underline-color="font-color" officeooo:rsid="0006a6eb" officeooo:paragraph-rsid="0006a6eb" style:font-size-asian="10.5pt" style:font-size-complex="12pt"/>
    </style:style>
    <style:style style:name="P7" style:family="paragraph" style:parent-style-name="Standard">
      <style:text-properties fo:font-size="12pt" style:text-underline-style="solid" style:text-underline-width="auto" style:text-underline-color="font-color" fo:font-weight="normal" officeooo:rsid="0006a6eb" officeooo:paragraph-rsid="0006a6eb" style:font-size-asian="10.5pt" style:font-weight-asian="normal" style:font-size-complex="12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22c4c"/>
    </style:style>
    <style:style style:name="T3" style:family="text">
      <style:text-properties style:text-underline-style="none" officeooo:rsid="0006a6eb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officeooo:rsid="000415c7"/>
    </style:style>
    <style:style style:name="T6" style:family="text">
      <style:text-properties fo:font-size="15pt" style:font-size-asian="15pt" style:font-size-complex="1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hier des charges<text:span text:style-name="T1"> :</text:span></text:p>
      <text:p text:style-name="P1"/>
      <text:list xml:id="list4418895347874286705" text:style-name="L1">
        <text:list-item>
          <text:p text:style-name="P2">Le site doit être uniquement en HTML / CSS.</text:p>
        </text:list-item>
        <text:list-item>
          <text:p text:style-name="P2">Le site doit être « responsive » (différentes résolutions des écrans pc, tablette, smartphone et tv).</text:p>
        </text:list-item>
        <text:list-item>
          <text:p text:style-name="P2">La page « Home » présentera le produit phare ou la dernière nouveauté de la marque.</text:p>
        </text:list-item>
        <text:list-item>
          <text:p text:style-name="P2">Les autres pages présenteront d'autres produits.</text:p>
        </text:list-item>
        <text:list-item>
          <text:p text:style-name="P2">Un formulaire doit être présent dans le menu « Contact ».</text:p>
        </text:list-item>
        <text:list-item>
          <text:p text:style-name="P2">Le Design doit être moderne, clair et lisible.</text:p>
        </text:list-item>
        <text:list-item>
          <text:p text:style-name="P2">Les Polices devront être moderne<text:span text:style-name="T5">s</text:span> et agréable<text:span text:style-name="T5">s</text:span> à la lecture.</text:p>
        </text:list-item>
        <text:list-item>
          <text:p text:style-name="P2">Le logo de l'entreprise doit être présent <text:span text:style-name="T5">dans le header.</text:span></text:p>
        </text:list-item>
        <text:list-item>
          <text:p text:style-name="P3"><text:span text:style-name="T1">Le « footer » comprendra un lien vers les mentions légales et la signature de l'entreprise </text:span><text:span text:style-name="T2">ou son slogan.</text:span></text:p>
        </text:list-item>
        <text:list-item>
          <text:p text:style-name="P4"><text:span text:style-name="T2">L</text:span><text:span text:style-name="T1">e site devra comprendre les </text:span><text:span text:style-name="T3">principaux </text:span><text:span text:style-name="T1">appareils Sony (mobiles, tablettes, audio etc.)</text:span></text:p>
        </text:list-item>
        <text:list-item>
          <text:p text:style-name="P4"><text:span text:style-name="T1">L'esprit élégant de Sony doit toujours être présent.</text:span></text:p>
        </text:list-item>
      </text:list>
      <text:p text:style-name="P5"/>
      <text:p text:style-name="P6"><text:span text:style-name="T6">Catégories et sous catégories</text:span><text:span text:style-name="T1"> :</text:span></text:p>
      <text:p text:style-name="P6"/>
      <text:p text:style-name="P6"><text:span text:style-name="T1">1) </text:span><text:span text:style-name="T4">Products</text:span><text:span text:style-name="T1"> : Mobiles, Tablets, Televisions, audio and cameras</text:span></text:p>
      <text:p text:style-name="P6"><text:span text:style-name="T1">2) </text:span><text:span text:style-name="T4">Playstation </text:span><text:span text:style-name="T1">: Playstation 4, Ps Vita, Controllers and Playstation VR</text:span></text:p>
      <text:p text:style-name="P6"><text:span text:style-name="T1">3) </text:span><text:span text:style-name="T4">Video Games</text:span></text:p>
      <text:p text:style-name="P6"><text:span text:style-name="T1">4) </text:span><text:span text:style-name="T4">Support</text:span></text:p>
      <text:p text:style-name="P6"/>
      <text:p text:style-name="P7"><text:span text:style-name="T1"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3T09:48:38.453064460</meta:creation-date>
    <dc:date>2015-11-24T08:39:18.670852442</dc:date>
    <meta:editing-duration>PT8M13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1" meta:paragraph-count="17" meta:word-count="170" meta:character-count="958" meta:non-whitespace-character-count="816"/>
  </office:meta>
</office:document-meta>
</file>